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class[11pt,a4paper]{article}</text:p>
      <text:p text:style-name="Standard">\usepackage[margin=1in]{geometry}</text:p>
      <text:p text:style-name="Standard">\usepackage{pdfpages}</text:p>
      <text:p text:style-name="Standard">\usepackage[sfdefault]{GoSans}</text:p>
      <text:p text:style-name="Standard">\usepackage{longtable}</text:p>
      <text:p text:style-name="Standard">\usepackage{array}</text:p>
      <text:p text:style-name="Standard">\usepackage{verbatim}</text:p>
      <text:p text:style-name="Standard">\usepackage{graphicx}</text:p>
      <text:p text:style-name="Standard">\graphicspath{ {./images/} }</text:p>
      <text:p text:style-name="Standard">\linespread{1,5}</text:p>
      <text:p text:style-name="Standard"/>
      <text:p text:style-name="Standard"/>
      <text:p text:style-name="Standard">\begin{document}</text:p>
      <text:p text:style-name="Standard">\includepdf{PflichtenheftDeckblatt_final.pdf}</text:p>
      <text:p text:style-name="Standard">\title{Pflichtenheft}</text:p>
      <text:p text:style-name="Standard"/>
      <text:p text:style-name="Standard">\author{Die kranken Schwestern}</text:p>
      <text:p text:style-name="Standard"/>
      <text:p text:style-name="Standard">\tableofcontents</text:p>
      <text:p text:style-name="Standard">\pagebreak</text:p>
      <text:p text:style-name="Standard"/>
      <text:p text:style-name="Standard">\section{Zielbestimmung}</text:p>
      <text:p text:style-name="Standard">\subsection{Musskriterien}</text:p>
      <text:p text:style-name="Standard">Das Programm soll dazu dienen, Zelluläre Automaten auf einem 2D orthogonalen Spielfeld darstellen zu können. Dazu werden als Beispiel die Regeln für Conway`s Game of Life verwendet.</text:p>
      <text:p text:style-name="Standard">Hierzu sind unbedingt die folgenden Features erforderlich:</text:p>
      <text:p text:style-name="Standard"/>
      <text:p text:style-name="Standard">\par</text:p>
      <text:p text:style-name="Standard"/>
      <text:p text:style-name="Standard"/>
      <text:p text:style-name="Standard"/>
      <text:p text:style-name="Standard">\begin{longtable}[m]{|m{2.2cm}|m{4cm}|m{8cm}|}</text:p>
      <text:p text:style-name="Standard">\hline</text:p>
      <text:p text:style-name="Standard">M0001 <text:s text:c="4"/>&amp; UI &amp; Das Programm muss eine graphische Oberfläche haben. <text:s/>\\</text:p>
      <text:p text:style-name="Standard">\hline</text:p>
      <text:p text:style-name="Standard">M0002 &amp; Scope &amp; Es soll ein zellulärer Automat mit möglichst großer Freiheit definiert und simuliert werden können. <text:s/>\\</text:p>
      <text:p text:style-name="Standard">\hline</text:p>
      <text:p text:style-name="Standard">M0003 &amp; Darstellung Spielfeld &amp; Die Darstellung des Zellulären Automaten erfolgt über eine 2D Matrix aus Quadraten deren Farbe und Helligkeit den Zustand eines Feldes wiedergeben. \\</text:p>
      <text:p text:style-name="Standard">\hline</text:p>
      <text:p text:style-name="Standard">M0004 &amp; Transitionsregeleditor &amp; Die Transitionsregeln sollen über eine definierte und im Handbuch dokumentierte Syntax (invers Polnische Notation, ggf. auch mathematische Schreibweise) formuliert werden können. Der neue Zustand einer Zelle darf dabei von der Zelle selbst, sowie von den umliegenden acht benachbarten Zellen abhängen. Ihr Status wird in Variablen bereitgestellt.\\</text:p>
      <text:p text:style-name="Standard">\hline</text:p>
      <text:p text:style-name="Standard">M0005 &amp; Spielfeldaufbau &amp; Das Spielfeld soll als 2D Array von Integerwerten ausgeführt sein, welche den Zellzustand repräsentieren.\\</text:p>
      <text:p text:style-name="Standard">\hline</text:p>
      <text:p text:style-name="Standard">0006 &amp; Spielfeldgröße &amp; Die Spielfeldgröße soll vor Simulationsstart vom Benutzer über (Text-)Eingabefelder festgelegt werden können.\\</text:p>
      <text:p text:style-name="Standard"><text:soft-page-break/>\hline</text:p>
      <text:p text:style-name="Standard">M0007 &amp; Speichern \&amp; Laden &amp; Spielfeldzustand und Transitionsregeln sollen seperat gespeichert und geladen werden können. <text:s/>\\</text:p>
      <text:p text:style-name="Standard">\hline</text:p>
      <text:p text:style-name="Standard">M0008 &amp; Einfügen &amp; Es sollen Figuren in das Spielfeld eingefügt werden können. Dies soll so geschehen, dass Figuren als Spielstände mit kleinerer Feldgröße als ganzes geladen und eingefügt werden können. \\</text:p>
      <text:p text:style-name="Standard">\hline</text:p>
      <text:p text:style-name="Standard">M0009 &amp; Navigation &amp; Es soll möglich sein, das Spielfeld mit Zoom und Pan verschieden zu betrachten. \\</text:p>
      <text:p text:style-name="Standard">\hline</text:p>
      <text:p text:style-name="Standard">M0010 &amp; Spielfeldmanipulation &amp; Der Zustand einer Zelle soll durch Mausklick darauf auf einen wählbaren Wert einstellbar sein. Das Wählen des Werts soll durch ein Texteingabefeld auf der Benutzeroberfläche erfolgen. Details in der Beschreibung der Benutzeroberfläche.\\</text:p>
      <text:p text:style-name="Standard">\hline</text:p>
      <text:p text:style-name="Standard">M0011 &amp; Topologie &amp; Das Randverhalten des Spielfelds soll zwischen begrenztem Rechteck und Torus (Zellen an den Kanten sind mit den ihnen gegenüberliegen zellen benachbart) wählbar sein.\\</text:p>
      <text:p text:style-name="Standard">\hline</text:p>
      <text:p text:style-name="Standard">M0012 &amp; Automatische Simulation &amp; Die Simulationsgeschwindigkeit soll über einen Slider einstellbar sein. Die Simulation soll über einen Button gestartet und unterbrochen werden können.\\</text:p>
      <text:p text:style-name="Standard">\hline</text:p>
      <text:p text:style-name="Standard">M0013 &amp; Manuelle Simulation &amp; Über einen Button soll die nächste Generation berechnet und angezeigt werden können. \\</text:p>
      <text:p text:style-name="Standard">\hline</text:p>
      <text:p text:style-name="Standard">M0014 &amp; Zufälliger Anfangszustand &amp; Der Spielfeldzustand soll zufällig generierbar sein. Dazu soll einem Zellzustand eine Wahrscheinlichkeit zugewiesen werden können, mit dem Default-Zustand 0, sodass jede Zelle genau einen Zustand erhält.\\</text:p>
      <text:p text:style-name="Standard"/>
      <text:p text:style-name="Standard">\hline</text:p>
      <text:p text:style-name="Standard">M0015 &amp; Startbedingungen &amp; Beim Programmstart soll ein 80x80 Zellen großes Spielfeld präsentiert werden, auf welches die Spielregeln für Conway's Game of Life verwendet werden. \\</text:p>
      <text:p text:style-name="Standard"/>
      <text:p text:style-name="Standard">\hline</text:p>
      <text:p text:style-name="Standard">M0016 &amp; Nachbarschaftswahl &amp; Die Verwendung von sowohl Moore als auch Neumann Nachbarschaft muss ermöglicht werden. Am Rand einer endlichen Fläche können nicht alle Nachbarn existieren und werden auch nicht gezählt. \\</text:p>
      <text:p text:style-name="Standard"/>
      <text:p text:style-name="Standard">\hline</text:p>
      <text:p text:style-name="Standard">M0017 &amp; Numerische Anzeige des Zellzustandes &amp; Der genaue Wert einer Zelle muss irgendwie anzeigbar sein. \\</text:p>
      <text:p text:style-name="Standard">\hline</text:p>
      <text:p text:style-name="Standard">\end{longtable} <text:s text:c="3"/></text:p>
      <text:p text:style-name="Standard">\newpage</text:p>
      <text:p text:style-name="Standard">\begin{comment}</text:p>
      <text:p text:style-name="Standard"/>
      <text:p text:style-name="Standard"/>
      <text:p text:style-name="Standard">\begin{itemize}</text:p>
      <text:p text:style-name="Standard"><text:s text:c="4"/>\item Nach dem Programmstart soll dem Benutzer ein 80x80 Felder großes Spielfeld präsentiert werden. Unterhalb des Spielfeldes sind verschiedene Knöpfe und Kontrollen anzuordnen, welche im folgenden näher erläutert werden sollen.</text:p>
      <text:p text:style-name="Standard"><text:s text:c="4"/>\item Es ist erforderlich, die Simulation zu starten und zu stoppen, hierzu wird ein Button benötigt. </text:p>
      <text:p text:style-name="Standard"><text:soft-page-break/><text:s text:c="4"/>\item Es ist erforderlich, eine einzelne Generation weiter springen zu können, dies benötigt ebenfalls einen Button.</text:p>
      <text:p text:style-name="Standard"><text:s text:c="4"/>\item Es ist Sinnvoll, die Simulationsgeschwindigkeit einstellen zu können, dies soll in Form eines Sliders geschehen. Die Simulationsgeschwindigkeit soll zwischen 0,5 und 10 Generationen pro Sekunde frei Wählbar sein.</text:p>
      <text:p text:style-name="Standard"><text:s text:c="4"/>\item Es soll die Größe des Spielfeldes anpassbar sein. Dies soll so geschehen, dass über einen Button auf dem Hauptinterface ein Fenster aufgerufen wird, auf dem die Größe des Spielfeldes mit zwei Eingabefeldern als int, <text:s/>sowie Randverhalten eingestellt werden können.</text:p>
      <text:p text:style-name="Standard"><text:s text:c="4"/>\item Das Randverhalten soll zwischen zwei Optionen mit RadioButtons oder ähnlichem wählbar sein, sodass das Spiel entweder auf einer endlichen Fläche mit toten Rändern läuft, oder torusartig an den Enden zusammengebogen wird.</text:p>
      <text:p text:style-name="Standard"><text:s text:c="4"/>\item Es ist gewünscht, dass die Spielregeln anpassbar sind. Dies soll über eine Eingabezeile geschehen, welche in einem Regeleditor existiert. Der Regeleditor soll über einen Button auf dem Hauptinterface aufrufbar sein.</text:p>
      <text:p text:style-name="Standard"><text:s text:c="4"/>\item Es ist hochgradig nützlich, einen Spielstand speichern und laden zu können. Dies soll einfach gehalten werden: es soll der Zustand des Feldes sowie der Zustand des Regeleditors in eine Datei ausgelagert werden.</text:p>
      <text:p text:style-name="Standard"><text:s text:c="4"/>\item Zum Laden von Spielständen: Es sollen Spielstände von der Festplatte geladen werden können. Dies soll auch dazu dienen, bereits bekannte Spielfeldkonstruktionen in das aktuelle Spielfeld einzufügen. Das bedeutet, dass es ein "komposit-laden" geben soll: Wird dies ausgewählt UND ist das Spielfeld des zu ladenden Spielstands kleiner als das Aktuelle, so soll per Mausklick das zu ladende Spielfeldkonstrukt das Spielfeld an den entsprechenden Stellen überschreiben und das Konstrukt so in das Spiel integrieren.</text:p>
      <text:p text:style-name="Standard"><text:s text:c="4"/>\item Das Spielfeld soll als zweidimensionales Array ausgeführt sein, in welchem Integer-Werte einen Zellzustand festlegen. Dieses soll im Hauptfenster angezeigt werden, wobei die verschiedenen Zellzustände durch Farben angedeutet werden sollen.</text:p>
      <text:p text:style-name="Standard"><text:s text:c="4"/></text:p>
      <text:p text:style-name="Standard"><text:s text:c="4"/></text:p>
      <text:p text:style-name="Standard"><text:s text:c="4"/></text:p>
      <text:p text:style-name="Standard"><text:s text:c="4"/></text:p>
      <text:p text:style-name="Standard">\end{itemize}</text:p>
      <text:p text:style-name="Standard"/>
      <text:p text:style-name="Standard">\end{comment}</text:p>
      <text:p text:style-name="Standard">\subsection{Wunschkriterien}</text:p>
      <text:p text:style-name="Standard">\begin{longtable}[m]{|m{2.2cm}|m{4cm}|m{8cm}|}</text:p>
      <text:p text:style-name="Standard">\hline</text:p>
      <text:p text:style-name="Standard">W0001 &amp; Undo &amp; Es sollen Eingaben rückgängig gemacht werden können.\\</text:p>
      <text:p text:style-name="Standard">\hline</text:p>
      <text:p text:style-name="Standard">W0002 &amp; Regeleditor &amp; Eingabe der Regeln in für Menschen gut lesbarer Mathematischer Schreibweise, mit Grundrechenarten und logischen Operationen\\</text:p>
      <text:p text:style-name="Standard">\hline</text:p>
      <text:p text:style-name="Standard">W0003 &amp; Performance &amp; Multithreading parallelisierbarer Prozesse\\</text:p>
      <text:p text:style-name="Standard">\hline</text:p>
      <text:p text:style-name="Standard">W0003 &amp;Farbanpassung &amp; Wenn möglich soll die Farbe eines Zustands durch den Benutzer einstellbar sein.\\</text:p>
      <text:p text:style-name="Standard">\hline</text:p>
      <text:p text:style-name="Standard">\end{longtable}</text:p>
      <text:p text:style-name="Standard"/>
      <text:p text:style-name="Standard"/>
      <text:p text:style-name="Standard">\pagebreak</text:p>
      <text:p text:style-name="Standard">\section{Produkt-Einsatz}</text:p>
      <text:p text:style-name="Standard">\subsection{Anwendungsbereich}</text:p>
      <text:p text:style-name="Standard"><text:soft-page-break/>Das Programm soll dazu dienen, Zelluläre Automaten mit recht großer Freiheit bauen zu können. Ob es sich dann um Game of Life, einen Waldbrandsimulator handelt, ist dann außen vor.</text:p>
      <text:p text:style-name="Standard">\subsection{Zielgruppen}</text:p>
      <text:p text:style-name="Standard">Die Verwendung dieses Programms für Conway's Game of life ist einfach, da die Spielregeln mitgeliefert werden. Dies kann von allen interessierten ausprobiert werden, da die Manipulation des Spielfelds zum ausprobieren einlädt.</text:p>
      <text:p text:style-name="Standard"/>
      <text:p text:style-name="Standard">Leider ist es nicht möglich, den Regeleditor intuitiv bedienbar zu gestalten, da es für eine effiziente Verarbeitung notwendig ist, den Zustand einer Zelle in der nächsten Generation als Mathematische Funktion der Zustönde der Nachbarzellen darzustellen. Aus diesem Grund gibt es zwar einen Leitfaden, um Mathematische Funktionen mit den Umliegenden Zellen als Ausgangsdaten zu erstellen, es ist jedoch nicht einfach, dies zu tun. Deal with it.</text:p>
      <text:p text:style-name="Standard">\subsection{Produktumgebung}</text:p>
      <text:p text:style-name="Standard">\subsubsection{Softwareanforderungen}</text:p>
      <text:p text:style-name="Standard">\begin{itemize}</text:p>
      <text:p text:style-name="Standard"><text:s text:c="4"/>\item Ein "Java Runtime Envrionment" der Version 1.8.x oder neuer. Ältere Versionen werden nicht getestet.</text:p>
      <text:p text:style-name="Standard"><text:s text:c="4"/>\item Betriebssystem, was in der Lage ist, besagte JRE auszuführen. </text:p>
      <text:p text:style-name="Standard">\end{itemize}</text:p>
      <text:p text:style-name="Standard"/>
      <text:p text:style-name="Standard">\subsubsection{Hardwareanforderungen}</text:p>
      <text:p text:style-name="Standard"/>
      <text:p text:style-name="Standard"/>
      <text:p text:style-name="Standard">\begin{itemize}</text:p>
      <text:p text:style-name="Standard"><text:s text:c="4"/>\item Ein Computer aus diesem Jahrtausend mit einer Prozessorarchitektur für die eine JRE verfügbar ist. Dual-Core oder besser empfohlen, Dienstalter nicht über 1,6 Dekaden.</text:p>
      <text:p text:style-name="Standard"><text:s text:c="4"/>\item Farbmonitor mit ausreichend Nutzfläche mindestens 80 *80 Pixel. </text:p>
      <text:p text:style-name="Standard"><text:s text:c="4"/>\\Empfohlen wird ein HD Ready Display mit 720*1280 Pixeln.</text:p>
      <text:p text:style-name="Standard"><text:s text:c="4"/>\item Maus die mit Links.-/ Rechtstasten und einem Mausrad bestückt ist.</text:p>
      <text:p text:style-name="Standard"><text:s text:c="4"/>\item Tastatur</text:p>
      <text:p text:style-name="Standard">\end{itemize}</text:p>
      <text:p text:style-name="Standard"/>
      <text:p text:style-name="Standard"/>
      <text:p text:style-name="Standard">\subsection{Betriebsbedingungen}</text:p>
      <text:p text:style-name="Standard"/>
      <text:p text:style-name="Standard"/>
      <text:p text:style-name="Standard">\begin{itemize}</text:p>
      <text:p text:style-name="Standard"><text:s text:c="4"/>\item Schreib- und Leserechte für die Speicherstände.</text:p>
      <text:p text:style-name="Standard"><text:s text:c="4"/>\item Verfügbarer Speicherplatz (großzügigerweise werden 500 MB Festplattenspeicher \\empfohlen).</text:p>
      <text:p text:style-name="Standard"><text:s text:c="4"/>\item Arbeitsspeicher angepasst an die Feldgröße (Standardkonfiguration benötigt 128 MB).</text:p>
      <text:p text:style-name="Standard">\end{itemize}</text:p>
      <text:p text:style-name="Standard"/>
      <text:p text:style-name="Standard">\pagebreak</text:p>
      <text:p text:style-name="Standard"/>
      <text:p text:style-name="Standard"/>
      <text:p text:style-name="Standard"/>
      <text:p text:style-name="Standard">\section{Produktfunktionen}</text:p>
      <text:p text:style-name="Standard">\subsection{Funktionale Anforderungen}</text:p>
      <text:p text:style-name="Standard">\subsubsection{Benutzeroberfläche}</text:p>
      <text:p text:style-name="Standard">Nach dem Start wird folgende Oberfläche als Standard erscheinen. Im folgenden werden die (numerierten) UI-Elemente erläutert.</text:p>
      <text:p text:style-name="Standard"><text:soft-page-break/>\par</text:p>
      <text:p text:style-name="Standard">Hauptbenutzerfläche</text:p>
      <text:p text:style-name="Standard">\par</text:p>
      <text:p text:style-name="Standard">\includegraphics[width =15cm]{images/oberfläche.jpeg}</text:p>
      <text:p text:style-name="Standard"/>
      <text:p text:style-name="Standard">\begin{longtable}[m]{|m{2cm}|m{4cm}|m{9cm}|}</text:p>
      <text:p text:style-name="Standard">\hline</text:p>
      <text:p text:style-name="Standard"><text:s/>AF-01 &amp; Spielfeldeditor &amp; Mausklick auf den "Spielfeldeditor- Button" öffnet das Dropdownmenü Spielfeldeditor. <text:s text:c="2"/>\\</text:p>
      <text:p text:style-name="Standard"><text:s/>\hline</text:p>
      <text:p text:style-name="Standard">AF-02 &amp; Regeleditor &amp; Mausklick auf den "Regeleditor- Button" öffnet das Dropdownmenü Regeleditor. \\</text:p>
      <text:p text:style-name="Standard"><text:s/>\hline</text:p>
      <text:p text:style-name="Standard">AF-03&amp; Undo/Redo&amp; Mausklick auf "undo" macht die letzte Eingabe des Spielers rückgängig. "Redo" stellt sie wieder her (Hochoptional). \\</text:p>
      <text:p text:style-name="Standard"><text:s/>\hline</text:p>
      <text:p text:style-name="Standard"><text:s/>AF-04 &amp; Simulation starten / unterbrechen &amp; Mausklick auf den Button schaltet die automatische Simulation an oder aus. \\</text:p>
      <text:p text:style-name="Standard"><text:s/>\hline</text:p>
      <text:p text:style-name="Standard"><text:s/>AF-05&amp; Stepover &amp; Mausklick auf den Button "STEP" führt genau einen Simulationsschritt aus. <text:s/>\\</text:p>
      <text:p text:style-name="Standard"/>
      <text:p text:style-name="Standard">\hline</text:p>
      <text:p text:style-name="Standard"><text:s/>AF-06 &amp; Delay-Slider &amp; Mit diesem Slider kann die Verzögerung zwischen zwei Generationen zwischen 1 und 0 sekunden stufenlos ausgewählt werden. \\</text:p>
      <text:p text:style-name="Standard"><text:s/>\hline</text:p>
      <text:p text:style-name="Standard"><text:s/>AF-07 &amp; Zellmodifikation &amp; In diesem Textfeld kann (nur int) der Wert festgelegt werden, auf den eine Zelle gesetzt werden soll, falls man mit der Maus darauf klickt. <text:s/>\\</text:p>
      <text:p text:style-name="Standard">\hline</text:p>
      <text:p text:style-name="Standard">\end{longtable}</text:p>
      <text:p text:style-name="Standard"/>
      <text:p text:style-name="Standard">\pagebreak</text:p>
      <text:p text:style-name="Standard">\begin{comment}</text:p>
      <text:p text:style-name="Standard">Spielfeldeditor</text:p>
      <text:p text:style-name="Standard">\par</text:p>
      <text:p text:style-name="Standard">\includegraphics[]{}</text:p>
      <text:p text:style-name="Standard">\begin{longtable}[m]{|m{2cm}|m{4cm}|m{9cm}|}</text:p>
      <text:p text:style-name="Standard">\end{longtable}</text:p>
      <text:p text:style-name="Standard">\pagebreak</text:p>
      <text:p text:style-name="Standard">Regeleditor</text:p>
      <text:p text:style-name="Standard">\includegraphics[]{}</text:p>
      <text:p text:style-name="Standard">\begin{longtable}[m]{|m{2cm}|m{4cm}|m{9cm}|}</text:p>
      <text:p text:style-name="Standard">\end{longtable}</text:p>
      <text:p text:style-name="Standard">\pagebreak</text:p>
      <text:p text:style-name="Standard"/>
      <text:p text:style-name="Standard">\includegraphics[]{}</text:p>
      <text:p text:style-name="Standard">\begin{longtable}[m]{|m{2cm}|m{4cm}|m{9cm}|}</text:p>
      <text:p text:style-name="Standard">\end{longtable}</text:p>
      <text:p text:style-name="Standard">\pagebreak</text:p>
      <text:p text:style-name="Standard"/>
      <text:p text:style-name="Standard">\includegraphics[]{}</text:p>
      <text:p text:style-name="Standard">\begin{longtable}[m]{|m{2cm}|m{4cm}|m{9cm}|}</text:p>
      <text:p text:style-name="Standard">\end{longtable}</text:p>
      <text:p text:style-name="Standard"><text:soft-page-break/>\pagebreak</text:p>
      <text:p text:style-name="Standard"/>
      <text:p text:style-name="Standard"/>
      <text:p text:style-name="Standard">\end{comment}</text:p>
      <text:p text:style-name="Standard"/>
      <text:p text:style-name="Standard">\par</text:p>
      <text:p text:style-name="Standard">\begin{comment}</text:p>
      <text:p text:style-name="Standard">\begin{tabular}[m]{|m{7cm}|m{9cm}|}</text:p>
      <text:p text:style-name="Standard">\hline</text:p>
      <text:p text:style-name="Standard">Anwendungsfall ID <text:s text:c="4"/>&amp; AF-01 \\</text:p>
      <text:p text:style-name="Standard"><text:s text:c="5"/>\hline</text:p>
      <text:p text:style-name="Standard">AF Name <text:s text:c="4"/>&amp; <text:s/>Spielfeldeditor \\</text:p>
      <text:p text:style-name="Standard"><text:s text:c="5"/>\hline</text:p>
      <text:p text:style-name="Standard">Akteur&amp;Benutzer des Programms \\</text:p>
      <text:p text:style-name="Standard">\hline</text:p>
      <text:p text:style-name="Standard">Vorbedingung&amp; Programm gestartet, Benutzer lebendig\\</text:p>
      <text:p text:style-name="Standard">\hline</text:p>
      <text:p text:style-name="Standard">Auslösendes Ereignis &amp; Mausklick auf den "Spielfeldeditor-Button"\\</text:p>
      <text:p text:style-name="Standard">\hline</text:p>
      <text:p text:style-name="Standard">Nachbedingung Erfolgt &amp; Öffnen des Fensters "Spielfeldeditor" \\</text:p>
      <text:p text:style-name="Standard">\hline</text:p>
      <text:p text:style-name="Standard">Nachbedingung Fehlschlag&amp;Programm stürzt ab\\</text:p>
      <text:p text:style-name="Standard">\hline</text:p>
      <text:p text:style-name="Standard">Ablauf&amp;Nutzer klickt auf Button und das entsprechende Fenster öffnet sich.\\</text:p>
      <text:p text:style-name="Standard">\hline</text:p>
      <text:p text:style-name="Standard">\end{tabular}</text:p>
      <text:p text:style-name="Standard">\par</text:p>
      <text:p text:style-name="Standard">\end{comment}</text:p>
      <text:p text:style-name="Standard"/>
      <text:p text:style-name="Standard"/>
      <text:p text:style-name="Standard">\begin{tabular}[m]{|m{7cm}|m{9cm}|}</text:p>
      <text:p text:style-name="Standard"><text:s text:c="4"/>\hline</text:p>
      <text:p text:style-name="Standard"><text:s text:c="4"/>Anwendungsfall ID <text:s text:c="4"/>&amp; AF-01 \\</text:p>
      <text:p text:style-name="Standard"><text:s text:c="9"/>\hline</text:p>
      <text:p text:style-name="Standard"><text:s text:c="4"/>AF Name <text:s text:c="4"/>&amp; <text:s/>Spielfeldeditor \\</text:p>
      <text:p text:style-name="Standard"><text:s text:c="9"/>\hline</text:p>
      <text:p text:style-name="Standard"><text:s text:c="4"/>Akteur&amp;Benutzer des Programms \\</text:p>
      <text:p text:style-name="Standard"><text:s text:c="4"/>\hline</text:p>
      <text:p text:style-name="Standard"><text:s text:c="4"/>Vorbedingung&amp;Programm gestartet, Benutzer lebendig\\</text:p>
      <text:p text:style-name="Standard"><text:s text:c="4"/>\hline</text:p>
      <text:p text:style-name="Standard"><text:s text:c="4"/>Auslösendes Ereignis&amp;Mausklick auf den Spielfeldeditor-Button\\</text:p>
      <text:p text:style-name="Standard"><text:s text:c="4"/>\hline</text:p>
      <text:p text:style-name="Standard"><text:s text:c="4"/>Nachbedingung Erfolg&amp;Öffnen des Fensters "Spielfeldeditor\\</text:p>
      <text:p text:style-name="Standard"><text:s text:c="4"/>\hline</text:p>
      <text:p text:style-name="Standard"><text:s text:c="4"/>Nachbedingung Fehlschlag&amp;Ausgeben der programminternen Fehlermeldung in Dialogfenster.\\</text:p>
      <text:p text:style-name="Standard"><text:s text:c="4"/>\hline</text:p>
      <text:p text:style-name="Standard"><text:s text:c="4"/>Ablauf&amp;Nutzer klickt auf Button und das entsprechende Fenster öffnet sich.\\</text:p>
      <text:p text:style-name="Standard"><text:s text:c="4"/>\hline</text:p>
      <text:p text:style-name="Standard">\end{tabular}</text:p>
      <text:p text:style-name="Standard">\par</text:p>
      <text:p text:style-name="Standard"/>
      <text:p text:style-name="Standard"/>
      <text:p text:style-name="Standard"><text:soft-page-break/>\begin{tabular}[m]{|m{7cm}|m{9cm}|}</text:p>
      <text:p text:style-name="Standard"><text:s text:c="4"/>\hline</text:p>
      <text:p text:style-name="Standard"><text:s text:c="4"/>Anwendungsfall ID <text:s text:c="4"/>&amp; AF-02 \\</text:p>
      <text:p text:style-name="Standard"><text:s text:c="9"/>\hline</text:p>
      <text:p text:style-name="Standard"><text:s text:c="4"/>AF Name <text:s text:c="4"/>&amp; <text:s/>Regeleditor \\</text:p>
      <text:p text:style-name="Standard"><text:s text:c="9"/>\hline</text:p>
      <text:p text:style-name="Standard"><text:s text:c="4"/>Akteur&amp;Benutzer des Programms \\</text:p>
      <text:p text:style-name="Standard"><text:s text:c="4"/>\hline</text:p>
      <text:p text:style-name="Standard"><text:s text:c="4"/>Vorbedingung&amp;Programm gestartet, Benutzer lebendig\\</text:p>
      <text:p text:style-name="Standard"><text:s text:c="4"/>\hline</text:p>
      <text:p text:style-name="Standard"><text:s text:c="4"/>Auslösendes Ereignis&amp; Mausklick auf den "Regeleditor-Button"\\</text:p>
      <text:p text:style-name="Standard"><text:s text:c="4"/>\hline</text:p>
      <text:p text:style-name="Standard"><text:s text:c="4"/>Nachbedingung Erfolgt &amp;Öffnen des Fensters "Regeleditor"\\</text:p>
      <text:p text:style-name="Standard"><text:s text:c="4"/>\hline</text:p>
      <text:p text:style-name="Standard"><text:s text:c="4"/>Nachbedingung Fehlschlag&amp;Ausgeben der programminternen Fehlermeldung im Dialogfenster.\\</text:p>
      <text:p text:style-name="Standard"><text:s text:c="4"/>\hline</text:p>
      <text:p text:style-name="Standard"><text:s text:c="4"/>Ablauf&amp;Nutzer klickt auf den "Regeleditor- Button" und das entsprechende Fenster öffnet sich.\\</text:p>
      <text:p text:style-name="Standard"><text:s text:c="4"/>\hline</text:p>
      <text:p text:style-name="Standard">\end{tabular}</text:p>
      <text:p text:style-name="Standard">\par</text:p>
      <text:p text:style-name="Standard"/>
      <text:p text:style-name="Standard"/>
      <text:p text:style-name="Standard">\begin{tabular}[m]{|m{7cm}|m{9cm}|}</text:p>
      <text:p text:style-name="Standard"><text:s text:c="4"/>\hline</text:p>
      <text:p text:style-name="Standard"><text:s text:c="4"/>Anwendungsfall ID <text:s text:c="4"/>&amp; AF-03 <text:s/>\\</text:p>
      <text:p text:style-name="Standard"><text:s text:c="9"/>\hline</text:p>
      <text:p text:style-name="Standard"><text:s text:c="4"/>AF Name <text:s text:c="4"/>&amp; <text:s/>Undo/Redo \\</text:p>
      <text:p text:style-name="Standard"><text:s text:c="9"/>\hline</text:p>
      <text:p text:style-name="Standard"><text:s text:c="4"/>Akteur&amp;Benutzer des Programms \\</text:p>
      <text:p text:style-name="Standard"><text:s text:c="4"/>\hline</text:p>
      <text:p text:style-name="Standard"><text:s text:c="4"/>Vorbedingung&amp;Irgendeine Aktion im Programm wurde bereits durchgeführt.\\</text:p>
      <text:p text:style-name="Standard"><text:s text:c="4"/>\hline</text:p>
      <text:p text:style-name="Standard"><text:s text:c="4"/>Auslösendes Ereignis&amp;Mausklick auf den Undo- bzw. Redo-Button\\</text:p>
      <text:p text:style-name="Standard"><text:s text:c="4"/>\hline</text:p>
      <text:p text:style-name="Standard"><text:s text:c="4"/>Nachbedingung Erfolgt &amp; Undo: Rückgängig machen der zuletzt ausgeführten Aktion. \\Redo: Wiederherstellen \\(Hochoptional)\\</text:p>
      <text:p text:style-name="Standard"><text:s text:c="4"/>\hline</text:p>
      <text:p text:style-name="Standard"><text:s text:c="4"/>Nachbedingung Fehlschlag&amp;Undo: Fehlermeldung : "Nichts zurückzusetzen" Redo: Fehlermeldung: "nichts wiederherzustellen".\\</text:p>
      <text:p text:style-name="Standard"><text:s text:c="4"/>\hline</text:p>
      <text:p text:style-name="Standard"><text:s text:c="4"/>Ablauf &amp; Nutzer klickt auf Undo, die zuletzt ausgeführte Aktion wird zurückgesetzt. REDO: die zuletzt ausgeführte Aktion wird wiederhergestellt.\\</text:p>
      <text:p text:style-name="Standard"><text:s text:c="4"/>\hline</text:p>
      <text:p text:style-name="Standard">\end{tabular}</text:p>
      <text:p text:style-name="Standard">\par</text:p>
      <text:p text:style-name="Standard"/>
      <text:p text:style-name="Standard"/>
      <text:p text:style-name="Standard">\begin{tabular}[m]{|m{7cm}|m{9cm}|}</text:p>
      <text:p text:style-name="Standard"><text:s text:c="4"/>\hline</text:p>
      <text:p text:style-name="Standard"><text:s text:c="4"/>Anwendungsfall ID <text:s text:c="4"/>&amp; AF-04 \\</text:p>
      <text:p text:style-name="Standard"><text:s text:c="9"/>\hline</text:p>
      <text:p text:style-name="Standard"><text:s text:c="4"/>AF Name <text:s text:c="4"/>&amp; <text:s/>Play/Pause \\</text:p>
      <text:p text:style-name="Standard"><text:soft-page-break/><text:s text:c="9"/>\hline</text:p>
      <text:p text:style-name="Standard"><text:s text:c="4"/>Akteur&amp;Benutzer des Programms \\</text:p>
      <text:p text:style-name="Standard"><text:s text:c="4"/>\hline</text:p>
      <text:p text:style-name="Standard"><text:s text:c="4"/>Vorbedingung&amp;Programm gestartet, Benutzer lebendig\\</text:p>
      <text:p text:style-name="Standard"><text:s text:c="4"/>\hline</text:p>
      <text:p text:style-name="Standard"><text:s text:c="4"/>Auslösendes Ereignis &amp; Mausklick auf den "Play/Pause-Button"\\</text:p>
      <text:p text:style-name="Standard"><text:s text:c="4"/>\hline</text:p>
      <text:p text:style-name="Standard"><text:s text:c="4"/>Nachbedingung Erfolgt &amp; Umschalten der Simulation zwischen "Simulation läuft" und "Pausiert"\\</text:p>
      <text:p text:style-name="Standard"><text:s text:c="4"/>\hline</text:p>
      <text:p text:style-name="Standard"><text:s text:c="4"/>Nachbedingung Fehlschlag&amp;Ausgeben der programminternen Fehlermeldung im Dialogfenster.\\</text:p>
      <text:p text:style-name="Standard"><text:s text:c="4"/>\hline</text:p>
      <text:p text:style-name="Standard"><text:s text:c="4"/>Ablauf&amp;Simulation gestoppt: User klickt auf Button, Simulation startet. Hintergund des Knopfes wird Grün. Simulation läuft: User klickt auf Button, Simulation stoppt. Hintergrund des Knopfes wird Grau.\\</text:p>
      <text:p text:style-name="Standard"><text:s text:c="4"/>\hline</text:p>
      <text:p text:style-name="Standard">\end{tabular}</text:p>
      <text:p text:style-name="Standard">\par</text:p>
      <text:p text:style-name="Standard"/>
      <text:p text:style-name="Standard"/>
      <text:p text:style-name="Standard">\begin{tabular}[m]{|m{7cm}|m{9cm}|}</text:p>
      <text:p text:style-name="Standard"><text:s text:c="4"/>\hline</text:p>
      <text:p text:style-name="Standard"><text:s text:c="4"/>Anwendungsfall ID <text:s text:c="4"/>&amp; AF-05 \\</text:p>
      <text:p text:style-name="Standard"><text:s text:c="9"/>\hline</text:p>
      <text:p text:style-name="Standard"><text:s text:c="4"/>AF Name <text:s text:c="4"/>&amp; <text:s/>STEPOVER \\</text:p>
      <text:p text:style-name="Standard"><text:s text:c="9"/>\hline</text:p>
      <text:p text:style-name="Standard"><text:s text:c="4"/>Akteur&amp;Benutzer des Programms \\</text:p>
      <text:p text:style-name="Standard"><text:s text:c="4"/>\hline</text:p>
      <text:p text:style-name="Standard"><text:s text:c="4"/>Vorbedingung&amp;Programm gestartet, Benutzer lebendig und im Vollbesitz seiner Maus\\</text:p>
      <text:p text:style-name="Standard"><text:s text:c="4"/>\hline</text:p>
      <text:p text:style-name="Standard"><text:s text:c="4"/>Auslösendes Ereignis&amp;Mausklick auf den "STEPOVER-Button"\\</text:p>
      <text:p text:style-name="Standard"><text:s text:c="4"/>\hline</text:p>
      <text:p text:style-name="Standard"><text:s text:c="4"/>Nachbedingung Erfolgt&amp; Simulieren und anzeigen der nachfolgenden Spielfeldgeneration\\</text:p>
      <text:p text:style-name="Standard"><text:s text:c="4"/>\hline</text:p>
      <text:p text:style-name="Standard"><text:s text:c="4"/>Nachbedingung Fehlschlag&amp;Ausgeben der programminternen Fehlermeldung im Dialogfenster.\\</text:p>
      <text:p text:style-name="Standard"><text:s text:c="4"/>\hline</text:p>
      <text:p text:style-name="Standard"><text:s text:c="4"/>Ablauf&amp;Nutzer klickt auf Button und der Zelluläre Automat bewegt sich genau einen Simulationsschritt weiter.\\</text:p>
      <text:p text:style-name="Standard"><text:s text:c="4"/>\hline</text:p>
      <text:p text:style-name="Standard">\end{tabular}</text:p>
      <text:p text:style-name="Standard">\par</text:p>
      <text:p text:style-name="Standard"/>
      <text:p text:style-name="Standard"/>
      <text:p text:style-name="Standard">\begin{tabular}[m]{|m{7cm}|m{9cm}|}</text:p>
      <text:p text:style-name="Standard"><text:s text:c="4"/>\hline</text:p>
      <text:p text:style-name="Standard"><text:s text:c="4"/>Anwendungsfall ID <text:s text:c="4"/>&amp; AF-06 \\</text:p>
      <text:p text:style-name="Standard"><text:s text:c="9"/>\hline</text:p>
      <text:p text:style-name="Standard"><text:s text:c="4"/>AF Name <text:s text:c="4"/>&amp; <text:s/>Delay-Slider\\</text:p>
      <text:p text:style-name="Standard"><text:s text:c="9"/>\hline</text:p>
      <text:p text:style-name="Standard"><text:s text:c="4"/>Akteur&amp;Benutzer des Programms \\</text:p>
      <text:p text:style-name="Standard"><text:s text:c="4"/>\hline</text:p>
      <text:p text:style-name="Standard"><text:s text:c="4"/>Vorbedingung&amp;Programm gestartet, Benutzer lebendig\\</text:p>
      <text:p text:style-name="Standard"><text:soft-page-break/><text:s text:c="4"/>\hline</text:p>
      <text:p text:style-name="Standard"><text:s text:c="4"/>Auslösendes Ereignis&amp;Klicken und Ziehen auf dem "Delayslider"\\</text:p>
      <text:p text:style-name="Standard"><text:s text:c="4"/>\hline</text:p>
      <text:p text:style-name="Standard"><text:s text:c="4"/>Nachbedingung Erfolgt &amp; Anpassung des Simulationsschritt-Delays\\</text:p>
      <text:p text:style-name="Standard"><text:s text:c="4"/>\hline</text:p>
      <text:p text:style-name="Standard"><text:s text:c="4"/>Nachbedingung Fehlschlag&amp;Ausgeben der programminternen Fehlermeldung im Dialogfenster.\\</text:p>
      <text:p text:style-name="Standard"><text:s text:c="4"/>\hline</text:p>
      <text:p text:style-name="Standard"><text:s text:c="4"/>Ablauf&amp;Nutzer zieht den Slider auf eine Stelle im Intervall von 0-5 Sekunden\\</text:p>
      <text:p text:style-name="Standard"><text:s text:c="4"/>\hline</text:p>
      <text:p text:style-name="Standard">\end{tabular}</text:p>
      <text:p text:style-name="Standard">\par</text:p>
      <text:p text:style-name="Standard"/>
      <text:p text:style-name="Standard"/>
      <text:p text:style-name="Standard">\begin{tabular}[m]{|m{7cm}|m{9cm}|}</text:p>
      <text:p text:style-name="Standard"><text:s text:c="4"/>\hline</text:p>
      <text:p text:style-name="Standard"><text:s text:c="4"/>Anwendungsfall ID <text:s text:c="4"/>&amp; AF-07 \\</text:p>
      <text:p text:style-name="Standard"><text:s text:c="9"/>\hline</text:p>
      <text:p text:style-name="Standard"><text:s text:c="4"/>AF Name <text:s text:c="4"/>&amp; Zellmodifikation \\</text:p>
      <text:p text:style-name="Standard"><text:s text:c="9"/>\hline</text:p>
      <text:p text:style-name="Standard"><text:s text:c="4"/>Akteur&amp;Benutzer des Programms \\</text:p>
      <text:p text:style-name="Standard"><text:s text:c="4"/>\hline</text:p>
      <text:p text:style-name="Standard"><text:s text:c="4"/>Vorbedingung&amp;Programm gestartet, zu editierende Zelle mit Linksklick ausgewählt, Benutzer lebendig und mindestens leicht angetrunken. Pegel wird durch KI analyse der Mausbewegungen ermittelt. \\</text:p>
      <text:p text:style-name="Standard"><text:s text:c="4"/>\hline</text:p>
      <text:p text:style-name="Standard"><text:s text:c="4"/>Auslösendes Ereignis&amp;Mausklick auf das Zustandstextfeld oder auf das Spielfeld\\</text:p>
      <text:p text:style-name="Standard"><text:s text:c="4"/>\hline</text:p>
      <text:p text:style-name="Standard"><text:s text:c="4"/>Nachbedingung Erfolgt &amp; Textfeld: User kann neuen Edit-Zielzustand angeben und mit Enter bestätigen. Spielfeld: Zustand der angeklickten Zelle wird auf den Zustand im Textfeld gesetzt. \\</text:p>
      <text:p text:style-name="Standard"><text:s text:c="4"/>\hline</text:p>
      <text:p text:style-name="Standard"><text:s text:c="4"/>Nachbedingung Fehlschlag&amp;Textfeld: Bei Eingabe eines Nicht-Integers folgt eine Fehlermeldung und setzen auf 0 (zur Sicherheit)\\</text:p>
      <text:p text:style-name="Standard"><text:s text:c="4"/>\hline</text:p>
      <text:p text:style-name="Standard"><text:s text:c="4"/>Ablauf&amp;Textfeld: Nutzer klickt auf Textfeld. Nutzer gibt ein, welcher Zielzustand (32Bit signed Integer) gewünscht ist. Nutzer bestätigt mit Enter. </text:p>
      <text:p text:style-name="Standard"><text:s text:c="4"/>Spielfeld: Nutzer klickt beliebige Zelle an. Zustand der Zelle wird überschrieben durch Zustand im Textfeld\\</text:p>
      <text:p text:style-name="Standard"><text:s text:c="4"/>\hline</text:p>
      <text:p text:style-name="Standard">\end{tabular}</text:p>
      <text:p text:style-name="Standard">\par</text:p>
      <text:p text:style-name="Standard"/>
      <text:p text:style-name="Standard">\pagebreak</text:p>
      <text:p text:style-name="Standard"><text:tab/>%Bild und Beschreibung der Funktionen auf dem Bild</text:p>
      <text:p text:style-name="Standard"/>
      <text:p text:style-name="Standard"><text:s text:c="4"/>Regeleditor %Ersetzen durch den Namen des Fensters</text:p>
      <text:p text:style-name="Standard"/>
      <text:p text:style-name="Standard">\par</text:p>
      <text:p text:style-name="Standard">\includegraphics[width=15cm]{regeleditor_dropdown_edit} %<text:tab/>width = 5 für kleine Fenster, name == Name des Bildes ohne Dateiendung <text:s/></text:p>
      <text:p text:style-name="Standard"/>
      <text:p text:style-name="Standard">\begin{longtable}[m]{|m{2cm}|m{4cm}|m{9cm}|} % Die Tabelle für grobe Auflistung, mit dem Format</text:p>
      <text:p text:style-name="Standard"><text:soft-page-break/><text:tab/><text:tab/>\hline</text:p>
      <text:p text:style-name="Standard"><text:tab/><text:tab/>RF-01 &amp; Laden &amp; Ruft den Filechooser zum Laden eines anderen Regelausdrucks auf \\</text:p>
      <text:p text:style-name="Standard"><text:tab/><text:tab/>\hline</text:p>
      <text:p text:style-name="Standard"><text:tab/><text:tab/>RF-02 &amp; Speichern &amp; Ruft den Java-Swing-Filechooser zum Speichern des aktuellen Regelausdrucks auf. \\</text:p>
      <text:p text:style-name="Standard"><text:tab/><text:tab/>\hline</text:p>
      <text:p text:style-name="Standard"><text:tab/><text:tab/>RF-03 &amp; Topologiewechsler &amp; Auswahlschalter für das Spielfeldrandverhalten. \\</text:p>
      <text:p text:style-name="Standard"><text:tab/><text:tab/>\hline</text:p>
      <text:p text:style-name="Standard"><text:tab/><text:tab/>RF-04 &amp; Regel Bearbeiten &amp; Ruft das Popup-Fenster zum Regelausdruck bearbeiten auf. \\</text:p>
      <text:p text:style-name="Standard"><text:tab/><text:tab/>\hline</text:p>
      <text:p text:style-name="Standard">\end{longtable}</text:p>
      <text:p text:style-name="Standard">\pagebreak</text:p>
      <text:p text:style-name="Standard"/>
      <text:p text:style-name="Standard"><text:tab/>%Auflistung der einzelnen Funktionen: für jede davon eine Tabelle nach diesem Muster (Copy/paste sind am Start)</text:p>
      <text:p text:style-name="Standard"/>
      <text:p text:style-name="Standard"><text:tab/>\begin{tabular}[m]{|m{7cm}|m{9cm}|}</text:p>
      <text:p text:style-name="Standard"><text:tab/><text:tab/>\hline</text:p>
      <text:p text:style-name="Standard"><text:tab/><text:tab/>Anwendungsfall ID <text:s text:c="4"/>&amp; RF-01 \\ %Hier immer den rechten Tabelleneintrag ergänzen.</text:p>
      <text:p text:style-name="Standard"><text:tab/><text:tab/>\hline</text:p>
      <text:p text:style-name="Standard"><text:tab/><text:tab/>AF Name <text:s text:c="4"/>&amp; <text:s/>Laden \\</text:p>
      <text:p text:style-name="Standard"><text:tab/><text:tab/>\hline</text:p>
      <text:p text:style-name="Standard"><text:tab/><text:tab/>Akteur&amp;Benutzer des Programms \\</text:p>
      <text:p text:style-name="Standard"><text:tab/><text:tab/>\hline</text:p>
      <text:p text:style-name="Standard"><text:tab/><text:tab/>Vorbedingung&amp;Programm gestartet, Benutzer lebendig, Dropdownmenü "Regeleditor" ausgewählt\\</text:p>
      <text:p text:style-name="Standard"><text:tab/><text:tab/>\hline</text:p>
      <text:p text:style-name="Standard"><text:tab/><text:tab/>Auslösendes Ereignis &amp; Mausklick auf den "Laden-Button"\\</text:p>
      <text:p text:style-name="Standard"><text:tab/><text:tab/>\hline</text:p>
      <text:p text:style-name="Standard"><text:tab/><text:tab/>Nachbedingung Erfolgt&amp; Öffnen des Java-Swing-Fensters mit FileChooser zum öffnen einer Regeldatei\\</text:p>
      <text:p text:style-name="Standard"><text:tab/><text:tab/>\hline</text:p>
      <text:p text:style-name="Standard"><text:tab/><text:tab/>Nachbedingung Fehlschlag &amp; Fehlermeldung und Rückkehr zur Haupt-Oberfläche.\\</text:p>
      <text:p text:style-name="Standard"><text:tab/><text:tab/>\hline</text:p>
      <text:p text:style-name="Standard"><text:tab/><text:tab/>Ablauf&amp; Nutzer klickt auf Button und öffnet das Fenster zum laden einer Regeldatei. Durch auswählen und Bestätigen durch klick auf "Öffnen" wird die aktuell aktive Regel durch die geladene ersetzt.\\</text:p>
      <text:p text:style-name="Standard"><text:tab/><text:tab/>\hline</text:p>
      <text:p text:style-name="Standard"><text:tab/>\end{tabular}</text:p>
      <text:p text:style-name="Standard"><text:tab/>\par</text:p>
      <text:p text:style-name="Standard"><text:tab/></text:p>
      <text:p text:style-name="Standard"><text:tab/>\begin{tabular}[m]{|m{7cm}|m{9cm}|}</text:p>
      <text:p text:style-name="Standard"><text:tab/><text:tab/>\hline</text:p>
      <text:p text:style-name="Standard"><text:tab/><text:tab/>Anwendungsfall ID <text:s text:c="4"/>&amp; RF-02 \\ %Hier immer den rechten Tabelleneintrag ergänzen.</text:p>
      <text:p text:style-name="Standard"><text:tab/><text:tab/>\hline</text:p>
      <text:p text:style-name="Standard"><text:tab/><text:tab/>AF Name <text:s text:c="4"/>&amp; <text:s/>Speichern \\</text:p>
      <text:p text:style-name="Standard"><text:tab/><text:tab/>\hline</text:p>
      <text:p text:style-name="Standard"><text:tab/><text:tab/>Akteur&amp;Benutzer des Programms \\</text:p>
      <text:p text:style-name="Standard"><text:soft-page-break/><text:tab/><text:tab/>\hline</text:p>
      <text:p text:style-name="Standard"><text:tab/><text:tab/>Vorbedingung&amp;Programm gestartet, Benutzer lebendig, Regeleditor Dropdownmenü ausgewählt\\</text:p>
      <text:p text:style-name="Standard"><text:tab/><text:tab/>\hline</text:p>
      <text:p text:style-name="Standard"><text:tab/><text:tab/>Auslösendes Ereignis&amp;Mausklick auf den Speichern-Button\\</text:p>
      <text:p text:style-name="Standard"><text:tab/><text:tab/>\hline</text:p>
      <text:p text:style-name="Standard"><text:tab/><text:tab/>Nachbedingung Erfolgt &amp; Öffnen des Java-Swing-Fensters mit FileChooser zum speichern einer Regeldatei\\</text:p>
      <text:p text:style-name="Standard"><text:tab/><text:tab/>\hline</text:p>
      <text:p text:style-name="Standard"><text:tab/><text:tab/>Nachbedingung Fehlschlag&amp;Fehlermeldung und Rückkehr zur Haupt-Oberfläche.\\</text:p>
      <text:p text:style-name="Standard"><text:tab/><text:tab/>\hline</text:p>
      <text:p text:style-name="Standard"><text:tab/><text:tab/>Ablauf&amp;Nutzer klickt auf Button und öffnet das Fenster zum Speichern einer Regeldatei. Durch auswählen und Bestätigen durch klick auf "Öffnen" wird die aktuell aktive Regel an besagter Stelle gespeichert.\\</text:p>
      <text:p text:style-name="Standard"><text:tab/><text:tab/>\hline</text:p>
      <text:p text:style-name="Standard"><text:tab/>\end{tabular}</text:p>
      <text:p text:style-name="Standard"><text:tab/>\par</text:p>
      <text:p text:style-name="Standard"/>
      <text:p text:style-name="Standard"><text:tab/>\begin{tabular}[m]{|m{7cm}|m{9cm}|}</text:p>
      <text:p text:style-name="Standard"><text:tab/><text:tab/>\hline</text:p>
      <text:p text:style-name="Standard"><text:tab/><text:tab/>Anwendungsfall ID <text:s text:c="4"/>&amp; RF-03 \\ %Hier immer den rechten Tabelleneintrag ergänzen.</text:p>
      <text:p text:style-name="Standard"><text:tab/><text:tab/>\hline</text:p>
      <text:p text:style-name="Standard"><text:tab/><text:tab/>AF Name <text:s text:c="4"/>&amp; <text:s/>Topologie \\</text:p>
      <text:p text:style-name="Standard"><text:tab/><text:tab/>\hline</text:p>
      <text:p text:style-name="Standard"><text:tab/><text:tab/>Akteur&amp;Benutzer des Programms \\</text:p>
      <text:p text:style-name="Standard"><text:tab/><text:tab/>\hline</text:p>
      <text:p text:style-name="Standard"><text:tab/><text:tab/>Vorbedingung&amp;Programm gestartet, Benutzer lebendig, Dropdownmenü "Regeleditor" ausgewählt\\</text:p>
      <text:p text:style-name="Standard"><text:tab/><text:tab/>\hline</text:p>
      <text:p text:style-name="Standard"><text:tab/><text:tab/>Auslösendes Ereignis&amp;Mausklick auf den "Topologie- Radio- Button"\\</text:p>
      <text:p text:style-name="Standard"><text:tab/><text:tab/>\hline</text:p>
      <text:p text:style-name="Standard"><text:tab/><text:tab/>Nachbedingung Erfolgt &amp; Setzen der Spielfeldkantenbehandlung auf Torus oder Beschränkt, je nach Wunsch.\\</text:p>
      <text:p text:style-name="Standard"><text:tab/><text:tab/>\hline</text:p>
      <text:p text:style-name="Standard"><text:tab/><text:tab/>Nachbedingung Fehlschlag&amp;Fehlermeldung und Rückkehr zur Haupt-Oberfläche.\\</text:p>
      <text:p text:style-name="Standard"><text:tab/><text:tab/>\hline</text:p>
      <text:p text:style-name="Standard"><text:tab/><text:tab/>Ablauf&amp;Durch Klick auf "Standard" wird das Spielfeld als endliches Spielfeld behandelt, an den Kanten werden alle nachbarzellen als 0 angenommen.</text:p>
      <text:p text:style-name="Standard"><text:tab/><text:tab/>Durch klick auf "Torus" werden die Zellen an den Kanten die Zellen an gegenüberliegenden Kanten als Nachbarn behandeln.\\</text:p>
      <text:p text:style-name="Standard"><text:tab/><text:tab/>\hline</text:p>
      <text:p text:style-name="Standard"><text:tab/>\end{tabular}</text:p>
      <text:p text:style-name="Standard"><text:tab/></text:p>
      <text:p text:style-name="Standard"><text:tab/>\pagebreak</text:p>
      <text:p text:style-name="Standard"><text:tab/>\par</text:p>
      <text:p text:style-name="Standard"><text:tab/>Regeleditor Popup-Fenster mit Texteingabe:</text:p>
      <text:p text:style-name="Standard"><text:tab/>\par</text:p>
      <text:p text:style-name="Standard"><text:tab/>\includegraphics[width=15cm]{regedit}</text:p>
      <text:p text:style-name="Standard"><text:tab/>\par</text:p>
      <text:p text:style-name="Standard"><text:tab/>\begin{tabular}[m]{|m{5cm}|m{11cm}|}</text:p>
      <text:p text:style-name="Standard"><text:tab/><text:tab/>\hline</text:p>
      <text:p text:style-name="Standard"><text:soft-page-break/><text:tab/><text:tab/>Anwendungsfall ID <text:s text:c="4"/>&amp; RF-04 \\ %Hier immer den rechten Tabelleneintrag ergänzen.</text:p>
      <text:p text:style-name="Standard"><text:tab/><text:tab/>\hline</text:p>
      <text:p text:style-name="Standard"><text:tab/><text:tab/>AF Name <text:s text:c="4"/>&amp; <text:s/>Regel Bearbeiten \\</text:p>
      <text:p text:style-name="Standard"><text:tab/><text:tab/>\hline</text:p>
      <text:p text:style-name="Standard"><text:tab/><text:tab/>Akteur&amp;Benutzer des Programms \\</text:p>
      <text:p text:style-name="Standard"><text:tab/><text:tab/>\hline</text:p>
      <text:p text:style-name="Standard"><text:tab/><text:tab/>Vorbedingung&amp;Programm gestartet, Benutzer lebendig, Dropdownmenü "Regeleditor" ausgewählt.\\</text:p>
      <text:p text:style-name="Standard"><text:tab/><text:tab/>\hline</text:p>
      <text:p text:style-name="Standard"><text:tab/><text:tab/>Auslösendes Ereignis&amp;Mausklick auf den "Regel Bearbeiten"-Button im Regeleditor-Dropdownmenü\\</text:p>
      <text:p text:style-name="Standard"><text:tab/><text:tab/>\hline</text:p>
      <text:p text:style-name="Standard"><text:tab/><text:tab/>Nachbedingung Erfolgt &amp; Öffnen des Popupfensters "Regeleditor" (siehe oben).\\</text:p>
      <text:p text:style-name="Standard"><text:tab/><text:tab/>\hline</text:p>
      <text:p text:style-name="Standard"><text:tab/><text:tab/>Nachbedingung Fehlschlag&amp;Fehlermeldung und Rückkehr zur Haupt-Oberfläche.\\</text:p>
      <text:p text:style-name="Standard"><text:tab/><text:tab/>\hline</text:p>
      <text:p text:style-name="Standard"><text:tab/><text:tab/>Ablauf&amp;Öffnen des "Übergangsregel-Editors". Beim Öffnen steht im Textfeld die zurzeit verwendete Transitionsregel. Durch Tastatureingabe kann der String im Textfeld verändert werden, womit die Transitionsregel angepasst wird. Ferner gibt es ein Bild links, welches als Hilfestellung die Variablen angibt, welche die Zellzustände von Nachbarzellen angeben. Auf diese Weise kann der Zustand der akuell betrachteten Zelle für die nächste Iteration auf Basis ihrer Nachbarn berechnet werden\\</text:p>
      <text:p text:style-name="Standard"><text:tab/><text:tab/>\hline</text:p>
      <text:p text:style-name="Standard"><text:tab/>\end{tabular}</text:p>
      <text:p text:style-name="Standard"><text:tab/>\par</text:p>
      <text:p text:style-name="Standard"><text:tab/></text:p>
      <text:p text:style-name="Standard"><text:tab/></text:p>
      <text:p text:style-name="Standard"><text:tab/> <text:s text:c="3"/>%Bild und Beschreibung der Funktionen auf dem Bild</text:p>
      <text:p text:style-name="Standard">\pagebreak</text:p>
      <text:p text:style-name="Standard">\par</text:p>
      <text:p text:style-name="Standard"><text:s text:c="4"/>Regeleditor %Ersetzen durch den Namen des Fensters</text:p>
      <text:p text:style-name="Standard"><text:s text:c="4"/>\par</text:p>
      <text:p text:style-name="Standard"><text:s text:c="4"/>\includegraphics[width=15cm]{spielfeldeditor_dropdown_edit.jpeg} % <text:s text:c="3"/>width = 5 für kleine Fenster, name == Name des Bildes ohne Dateiendung <text:s/></text:p>
      <text:p text:style-name="Standard"/>
      <text:p text:style-name="Standard"><text:s text:c="4"/>\begin{longtable}[m]{|m{2cm}|m{4cm}|m{9cm}|} % Die Tabelle für grobe Auflistung, mit dem Format</text:p>
      <text:p text:style-name="Standard"><text:s text:c="8"/>\hline</text:p>
      <text:p text:style-name="Standard"><text:s text:c="8"/>SE-01 &amp; Laden &amp; Ruft Filechooser auf, worüber ein bereits gespeichertes Spielfeld geladen wird. \\</text:p>
      <text:p text:style-name="Standard"><text:s text:c="8"/>\hline</text:p>
      <text:p text:style-name="Standard"><text:s text:c="8"/>SE-02 &amp; Einfügen &amp; Einen kleineren Spielfeldzustand in das Aktuelle wird an einer beliebigen Stelle eingefügt. \\</text:p>
      <text:p text:style-name="Standard"><text:s text:c="8"/>\hline</text:p>
      <text:p text:style-name="Standard"><text:s text:c="8"/>SE-03 &amp; Speichern &amp; Aktueller Zustand des Spielfeldes wird in einer Datei gesichert. \\</text:p>
      <text:p text:style-name="Standard"><text:s text:c="8"/>\hline</text:p>
      <text:p text:style-name="Standard"><text:s text:c="8"/>SE-04 &amp; Größe &amp; Dimensionen: Das erste Eintragskästchen gibt die Breite an, das Zweite die Höhe des gewünschten Spielfeldes.\\</text:p>
      <text:p text:style-name="Standard"><text:s text:c="8"/>\hline</text:p>
      <text:p text:style-name="Standard"><text:s text:c="8"/>SE-05 &amp; Anwenden &amp; Das aktuelle Spielfeld wird auf die gewünschten Dimensionen gebracht. \\</text:p>
      <text:p text:style-name="Standard"><text:soft-page-break/><text:s text:c="8"/>\hline</text:p>
      <text:p text:style-name="Standard"><text:s text:c="8"/>SE-06 &amp; Zufallsgenerator &amp; Werkzeug um das Spielfeld mit Zufälligen werten zu füllen.\\</text:p>
      <text:p text:style-name="Standard"><text:s text:c="8"/>\hline</text:p>
      <text:p text:style-name="Standard"><text:s text:c="8"/>SE-07 &amp; Clear &amp; Generiert ein leeres Spielfeld.\\</text:p>
      <text:p text:style-name="Standard"><text:s text:c="8"/>\hline</text:p>
      <text:p text:style-name="Standard"><text:s text:c="4"/>\end{longtable}</text:p>
      <text:p text:style-name="Standard"><text:s text:c="4"/></text:p>
      <text:p text:style-name="Standard"><text:s text:c="4"/>%Auflistung der einzelnen Funktionen: für jede davon eine Tabelle nach diesem Muster (Copy/paste sind am Start)</text:p>
      <text:p text:style-name="Standard"><text:s text:c="4"/></text:p>
      <text:p text:style-name="Standard"><text:s text:c="4"/>%SE-01 Laden</text:p>
      <text:p text:style-name="Standard"><text:s text:c="4"/>\begin{tabular}[m]{|m{7cm}|m{9cm}|}</text:p>
      <text:p text:style-name="Standard"><text:s text:c="8"/>\hline</text:p>
      <text:p text:style-name="Standard"><text:s text:c="8"/>Anwendungsfall ID <text:s text:c="4"/>&amp; SE-01 \\ %Hier immer den rechten Tabelleneintrag ergänzen.</text:p>
      <text:p text:style-name="Standard"><text:s text:c="8"/>\hline</text:p>
      <text:p text:style-name="Standard"><text:s text:c="8"/>AF Name <text:s text:c="4"/>&amp; <text:s/>Laden \\</text:p>
      <text:p text:style-name="Standard"><text:s text:c="8"/>\hline</text:p>
      <text:p text:style-name="Standard"><text:s text:c="8"/>Akteur &amp; <text:s/>Benutzer des Programms \\</text:p>
      <text:p text:style-name="Standard"><text:s text:c="8"/>\hline</text:p>
      <text:p text:style-name="Standard"><text:s text:c="8"/>Vorbedingung &amp; Spielzustand über den "Play/ Pause- Button" pausieren. Hintergrundfarbe des Buttons färbt sich grau.\\</text:p>
      <text:p text:style-name="Standard"><text:s text:c="8"/>\hline</text:p>
      <text:p text:style-name="Standard"><text:s text:c="8"/>Auslösendes Ereignis &amp; Mausklick auf den "Laden-Button"\\</text:p>
      <text:p text:style-name="Standard"><text:s text:c="8"/>\hline</text:p>
      <text:p text:style-name="Standard"><text:s text:c="8"/>Nachbedingung Erfolgt &amp; Öffnen des Java- Swing- Fenster mit Filechooser zum öffnen eines gespeicherten Spielfeldes\\</text:p>
      <text:p text:style-name="Standard"><text:s text:c="8"/>\hline</text:p>
      <text:p text:style-name="Standard"><text:s text:c="8"/>Nachbedingung Fehlschlag &amp; Ausgeben der programminternen Fehlermeldung im Dialogfenster.\\</text:p>
      <text:p text:style-name="Standard"><text:s text:c="8"/>\hline</text:p>
      <text:p text:style-name="Standard"><text:s text:c="8"/>Ablauf &amp; Nutzer klickt auf den Laden-Button und wählt die jeweilige Datei aus, die in das Spiel eingebunden werden soll.\\</text:p>
      <text:p text:style-name="Standard"><text:s text:c="8"/>\hline</text:p>
      <text:p text:style-name="Standard"><text:s text:c="4"/>\end{tabular}</text:p>
      <text:p text:style-name="Standard"><text:s text:c="4"/>\par</text:p>
      <text:p text:style-name="Standard"><text:s text:c="4"/></text:p>
      <text:p text:style-name="Standard"><text:s text:c="4"/>%SE-02 Einfügen</text:p>
      <text:p text:style-name="Standard"><text:s text:c="4"/></text:p>
      <text:p text:style-name="Standard"><text:s text:c="8"/>\begin{tabular}[m]{|m{7cm}|m{9cm}|}</text:p>
      <text:p text:style-name="Standard"><text:s text:c="8"/>\hline</text:p>
      <text:p text:style-name="Standard"><text:s text:c="8"/>Anwendungsfall ID <text:s text:c="4"/>&amp; SE-02 \\ %Hier immer den rechten Tabelleneintrag ergänzen.</text:p>
      <text:p text:style-name="Standard"><text:s text:c="8"/>\hline</text:p>
      <text:p text:style-name="Standard"><text:s text:c="8"/>AF Name <text:s text:c="4"/>&amp; <text:s/>Einfügen \\</text:p>
      <text:p text:style-name="Standard"><text:s text:c="8"/>\hline</text:p>
      <text:p text:style-name="Standard"><text:s text:c="8"/>Akteur&amp;Benutzer des Programms \\</text:p>
      <text:p text:style-name="Standard"><text:s text:c="8"/>\hline</text:p>
      <text:p text:style-name="Standard"><text:s text:c="8"/>Vorbedingung &amp; Spielzustand über den "Play/ Pause- Button" pausieren. Hintergrundfarbe des Buttons färbt sich grau.\\</text:p>
      <text:p text:style-name="Standard"><text:s text:c="8"/>\hline</text:p>
      <text:p text:style-name="Standard"><text:s text:c="8"/>Auslösendes Ereignis &amp; Mausklick auf den Einfügen-Button\\</text:p>
      <text:p text:style-name="Standard"><text:s text:c="8"/>\hline</text:p>
      <text:p text:style-name="Standard"><text:s text:c="8"/>Nachbedingung Erfolgt&amp;Öffnen des Fensters "Einfügen"\\</text:p>
      <text:p text:style-name="Standard"><text:soft-page-break/><text:s text:c="8"/>\hline</text:p>
      <text:p text:style-name="Standard"><text:s text:c="8"/>Nachbedingung Fehlschlag&amp;Ausgeben der programminternen Fehlermeldung im Dialogfenster.\\</text:p>
      <text:p text:style-name="Standard"><text:s text:c="8"/>\hline</text:p>
      <text:p text:style-name="Standard"><text:s text:c="8"/>Ablauf&amp;Nutzer klickt auf den Einfügen-Button und wählt aus dem Pop-Up-Fenster den jeweiligen Spielzustand aus, der in das Spielfeld eingebunden werden soll.\\</text:p>
      <text:p text:style-name="Standard"><text:s text:c="8"/>\hline</text:p>
      <text:p text:style-name="Standard"><text:s text:c="4"/>\end{tabular}</text:p>
      <text:p text:style-name="Standard"><text:s text:c="4"/>\par</text:p>
      <text:p text:style-name="Standard"><text:s text:c="4"/></text:p>
      <text:p text:style-name="Standard"><text:s text:c="4"/>\pagebreak</text:p>
      <text:p text:style-name="Standard"><text:s text:c="4"/></text:p>
      <text:p text:style-name="Standard">\subsubsection{}</text:p>
      <text:p text:style-name="Standard"/>
      <text:p text:style-name="Standard"/>
      <text:p text:style-name="Standard"/>
      <text:p text:style-name="Standard">\subsubsection{Datenverarbeitung}</text:p>
      <text:p text:style-name="Standard">\subsubsection{Datenspeicherung}</text:p>
      <text:p text:style-name="Standard">\subsection{Nichtfunktionale Anforderungen}</text:p>
      <text:p text:style-name="Standard">\subsubsection{Performance}</text:p>
      <text:p text:style-name="Standard">\begin{itemize}</text:p>
      <text:p text:style-name="Standard"><text:s text:c="4"/>\item Lineare Laufzeit der Generationsberechnung pro Spielfeldgröße</text:p>
      <text:p text:style-name="Standard">\end{itemize}</text:p>
      <text:p text:style-name="Standard">\subsubsection{Zuverlässigkeit}</text:p>
      <text:p text:style-name="Standard">\begin{itemize}</text:p>
      <text:p text:style-name="Standard"><text:s text:c="4"/>\item This is bleeding edge technology. Report bugs to Jehova's Witnesses, Ortsgruppe Westfalen-Lippe.</text:p>
      <text:p text:style-name="Standard">\end{itemize}</text:p>
      <text:p text:style-name="Standard"/>
      <text:p text:style-name="Standard">Hinweis: Für die Sicherheit des Nutzers wird nicht garantiert.</text:p>
      <text:p text:style-name="Standard">\pagebreak</text:p>
      <text:p text:style-name="Standard"/>
      <text:p text:style-name="Standard">\section{Testszenarien}</text:p>
      <text:p text:style-name="Standard">\subsection{UI}</text:p>
      <text:p text:style-name="Standard">Das UserInterface bietet einige Möglichkeiten für Probleme. Für alle Texteingabefelder muss zur Laufzeit geprüft werden, ob der User-Input in Ordnung ist und bei Bedarf Fehlermeldungen ausspucken. Beispiel: Die Spielfeldgröße muss unbedingt vom Typ int sein. "abeuiae" ist keine valide Spielfeldgröße.</text:p>
      <text:p text:style-name="Standard">Ferner muss geprüft werden, ob alle Knöpfe ausschließlich das tun, was sie sollen und nicht spaßige Nebeneffekte erzeugen.</text:p>
      <text:p text:style-name="Standard">Knöpfe, die was am Spielfeld ändern, dürfen während der Simulation nicht betätigbar sein. Man muss fähig sein Zustände wieder zu verlassen, ohne das Programm zu beenden. Überschreiten des Wertebereiches von int darf nicht zum Absturz oder unvorhersehbarem Verhalten führen. </text:p>
      <text:p text:style-name="Standard">\subsection{Verarbeitung}</text:p>
      <text:p text:style-name="Standard">Der Regelinterpreter bekommt den Regelsatz für Game of Life und es werden bekannte Formationen eigegeben und geschaut, ob diese sich auf Langzeit stabil verhalten. </text:p>
      <text:p text:style-name="Standard">Es wird eine Regelsatz entworfen, welcher zu Überschreitung des Zahlenbereichs int führt. Das Programm muss weiter Funkitionieren.</text:p>
      <text:p text:style-name="Standard">Es wird empirisch getestet ob bei dem Zufallsgenerator ausschließlich erwünschte Zustände mit jeweiligen Verteilungen generiert werden.</text:p>
      <text:p text:style-name="Standard">Die Funktion der Topologien wird überprüft.</text:p>
      <text:p text:style-name="Standard"/>
      <text:p text:style-name="Standard"><text:soft-page-break/>\subsection{Speichern}</text:p>
      <text:p text:style-name="Standard">Der Java Filechooser wird wohl funktionieren, nicht wahr?</text:p>
      <text:p text:style-name="Standard">\\Zugriffsfehler (Rechte oder Speicherplatz bedingt) müssen abgefangen werden.</text:p>
      <text:p text:style-name="Standard"/>
      <text:p text:style-name="Standard">Ggf. kann man einen Speicherzustand laden und unter anderem Namen speichern und dann den Inhalt vergleichen....</text:p>
      <text:p text:style-name="Standard"/>
      <text:p text:style-name="Standard">\subsection{Performance}</text:p>
      <text:p text:style-name="Standard">Flüssige Interaktion mit dem UI ist gewährleistet, wenn die Hardwareanforderungen (s. 2.3.3) eingehalten werden.</text:p>
      <text:p text:style-name="Standard">\subsection {Benutzbarkeit (Schimpanse benötigt)}</text:p>
      <text:p text:style-name="Standard">Ausflug in den Zoo. Laptop in den Käfig.</text:p>
      <text:p text:style-name="Standard">\subsection {Stabilität}</text:p>
      <text:p text:style-name="Standard">Langzeittest mit Testperson.</text:p>
      <text:p text:style-name="Standard">\section{Entwicklungsumgebung}</text:p>
      <text:p text:style-name="Standard">\subsection{Verwendete Software}</text:p>
      <text:p text:style-name="Standard">\begin{tabular}{|c|c|}</text:p>
      <text:p text:style-name="Standard">\hline</text:p>
      <text:p text:style-name="Standard">Betriebssysteme: <text:s text:c="4"/>&amp; <text:s/>MacOS X, Windoof X, Linux X</text:p>
      <text:p text:style-name="Standard"><text:s text:c="2"/>\\</text:p>
      <text:p text:style-name="Standard"><text:s text:c="5"/>\hline</text:p>
      <text:p text:style-name="Standard"><text:s text:c="5"/>Bildbearbeitung <text:s/>\&amp; <text:s/>Diaagramme &amp; </text:p>
      <text:p text:style-name="Standard"><text:s text:c="9"/>GIMP, Photoshop, Modelio</text:p>
      <text:p text:style-name="Standard"><text:s/>\\</text:p>
      <text:p text:style-name="Standard"><text:s text:c="5"/>\hline</text:p>
      <text:p text:style-name="Standard"><text:s text:c="5"/>Programmierung <text:s/>\&amp; Versionierung &amp; </text:p>
      <text:p text:style-name="Standard"><text:s text:c="10"/>Eclipse, </text:p>
      <text:p text:style-name="Standard"><text:s text:c="10"/>Eclipse Window builder,</text:p>
      <text:p text:style-name="Standard"><text:s text:c="10"/>GIT\\</text:p>
      <text:p text:style-name="Standard"><text:s text:c="5"/>\hline</text:p>
      <text:p text:style-name="Standard">\end{tabular}</text:p>
      <text:p text:style-name="Standard">\subsection{Verwendete Hardware}</text:p>
      <text:p text:style-name="Standard">Intelligente Frühstücksbrettchen mit abwaschbarer Benutzeroberfläche verschiedener Hubraumklassen.</text:p>
      <text:p text:style-name="Standard">\subsection{verwendete Organisation}</text:p>
      <text:p text:style-name="Standard">Haben Sie wirklich den Eindruck, dass hier irgendwas organisiert abläuft? </text:p>
      <text:p text:style-name="Standard">Aber gut, ein Versuch: </text:p>
      <text:p text:style-name="Standard">Wenn etwas schief geht, ist Alex schuld.</text:p>
      <text:p text:style-name="Standard">Wenn jemand Ahnung hat, dann Nico.</text:p>
      <text:p text:style-name="Standard">Wenn jemand Protokoll schreibt, dann Felix.</text:p>
      <text:p text:style-name="Standard">Wenn jemand gute Laune hat, dann Jörg.</text:p>
      <text:p text:style-name="Standard">Wenn jemand Photoshop macht, dann Diaa.</text:p>
      <text:p text:style-name="Standard"/>
      <text:p text:style-name="Standard">\pagebreak</text:p>
      <text:p text:style-name="Standard"/>
      <text:p text:style-name="Standard"/>
      <text:p text:style-name="Standard">\par</text:p>
      <text:p text:style-name="Standard">Glossar</text:p>
      <text:p text:style-name="Standard">\par</text:p>
      <text:p text:style-name="Standard">\begin{longtable}[m]{|m{8cm}|m{8cm}|}</text:p>
      <text:p text:style-name="Standard">\hline</text:p>
      <text:p text:style-name="Standard">Begriff &amp; Erklärung \\</text:p>
      <text:p text:style-name="Standard"><text:soft-page-break/><text:s text:c="4"/>\hline</text:p>
      <text:p text:style-name="Standard"><text:s text:c="2"/>Performance <text:s text:c="2"/>&amp; Geschwindigkeit der Software. \\</text:p>
      <text:p text:style-name="Standard"><text:s text:c="2"/>\hline</text:p>
      <text:p text:style-name="Standard">JRE <text:s/>&amp; Java Runtime Environment. Ein Stück frei erhältliche Software, die es Ermöglicht Java Programme auszuführen. \\</text:p>
      <text:p text:style-name="Standard"><text:s text:c="4"/>\hline</text:p>
      <text:p text:style-name="Standard">.csv <text:s/>&amp; "Comma separated values“ simples Tabellen-Dateiformat. Trennung von Spalten durch Kommata und Zeilen durch Umbrüche. \\</text:p>
      <text:p text:style-name="Standard"><text:s text:c="4"/>\hline</text:p>
      <text:p text:style-name="Standard">.txt <text:s/>&amp; Dateiendung für Textdateien.\\</text:p>
      <text:p text:style-name="Standard"><text:s text:c="4"/>\hline</text:p>
      <text:p text:style-name="Standard"><text:s/>Zellulärer Automat &amp; Ein Konzept zur Modellierung dynamischer Systeme.</text:p>
      <text:p text:style-name="Standard">Zellen die eine bestimmte Menge von zuständen einnehmen können befinden sich in einem Raum. Die Räumlich nächsten Zellen bilden die Nachbarschaft. Aus dem eigenen Zustand und dem der Nachbarn ergibt sich über eine Transitionsregel der Folgezustand.</text:p>
      <text:p text:style-name="Standard">\\</text:p>
      <text:p text:style-name="Standard"><text:s text:c="4"/>\hline</text:p>
      <text:p text:style-name="Standard"><text:s/>Transisitonsregel &amp; Vorschrift die unter Verwendung vorhandener Daten den Zustand einer Zelle in den Nächsten überfuhrt.\\ <text:s/></text:p>
      <text:p text:style-name="Standard"><text:s text:c="2"/>\hline</text:p>
      <text:p text:style-name="Standard"><text:s/>Simulation &amp; Dynamische Abbildung, meist realer Sachverhalte, anhand eines Modells, durch Anwendung des Modells über Zeit.\\</text:p>
      <text:p text:style-name="Standard"><text:s text:c="2"/>\hline</text:p>
      <text:p text:style-name="Standard"><text:s text:c="2"/>Spielfeld &amp; Ein abgegrenztes 2D Feld aus Zellen.\\</text:p>
      <text:p text:style-name="Standard"><text:s text:c="2"/>\hline</text:p>
      <text:p text:style-name="Standard"><text:s text:c="2"/>Zelle &amp; Ist ein zellular Automat (Zelle), die zwei Zustände einnehmen kann: lebendig oder tot.\\</text:p>
      <text:p text:style-name="Standard"><text:s text:c="2"/>\hline</text:p>
      <text:p text:style-name="Standard"><text:s text:c="2"/>Zustand &amp; Zelle befindet sich im Zustand: lebendig oder tot.</text:p>
      <text:p text:style-name="Standard"><text:s text:c="2"/>\hline</text:p>
      <text:p text:style-name="Standard"><text:s text:c="2"/>Nachbarn &amp;</text:p>
      <text:p text:style-name="Standard"><text:s text:c="2"/>\hline</text:p>
      <text:p text:style-name="Standard"><text:s text:c="2"/>Moor Nachbarnschaft &amp;</text:p>
      <text:p text:style-name="Standard"><text:s text:c="2"/>\hline</text:p>
      <text:p text:style-name="Standard"><text:s text:c="2"/>Neumann Nachbarschaft &amp; </text:p>
      <text:p text:style-name="Standard"><text:s text:c="2"/>\hline</text:p>
      <text:p text:style-name="Standard"><text:s text:c="2"/>Hauptbenutzeroberfläche &amp; Dies ist die Oberfläche mit der sich der Benutzer und der Computer interagieren.</text:p>
      <text:p text:style-name="Standard"><text:s text:c="2"/>\hline</text:p>
      <text:p text:style-name="Standard"><text:s text:c="2"/>Spielfeldeditor &amp;</text:p>
      <text:p text:style-name="Standard"><text:s text:c="2"/>\hline</text:p>
      <text:p text:style-name="Standard"><text:s text:c="2"/>Regeleditor &amp; </text:p>
      <text:p text:style-name="Standard"><text:s text:c="2"/>\hline</text:p>
      <text:p text:style-name="Standard"><text:s text:c="2"/>Invers Polnische Notation &amp; Beste Erfindung der Welt. Klammerfreie Notation von Algorithmen, die auf einem Stack ausgeführt werden können.\\</text:p>
      <text:p text:style-name="Standard"><text:s text:c="2"/>\hline</text:p>
      <text:p text:style-name="Standard"><text:s text:c="2"/>Syntax &amp; Regeln zur Anordnung und Reihenfolge von Zeichensystemen\\</text:p>
      <text:p text:style-name="Standard"><text:s text:c="2"/>\hline</text:p>
      <text:p text:style-name="Standard"><text:s text:c="2"/>Multithreading &amp; \\</text:p>
      <text:p text:style-name="Standard"><text:s/>\hline</text:p>
      <text:p text:style-name="Standard"/>
      <text:p text:style-name="Standard"><text:s/></text:p>
      <text:p text:style-name="Standard">\end{longtable}</text:p>
      <text:p text:style-name="Standard"><text:soft-page-break/></text:p>
      <text:p text:style-name="Standard"/>
      <text:p text:style-name="Standard">\end{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4T01:57:43.055871870</meta:creation-date>
    <dc:date>2021-11-14T01:58:48.230984502</dc:date>
    <meta:editing-duration>PT1M6S</meta:editing-duration>
    <meta:editing-cycles>1</meta:editing-cycles>
    <meta:document-statistic meta:table-count="0" meta:image-count="0" meta:object-count="0" meta:page-count="17" meta:paragraph-count="621" meta:word-count="3439" meta:character-count="29081" meta:non-whitespace-character-count="24582"/>
    <meta:generator>LibreOffice/6.4.7.2$Linux_X86_64 LibreOffice_project/40$Build-2</meta:generator>
  </office:meta>
</office:document-meta>
</file>